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fo:color="#000000" loext:opacity="100%" style:font-name="Microsoft JhengHei" fo:font-size="12pt" style:font-size-asian="12pt" style:font-size-complex="12pt"/>
    </style:style>
    <style:style style:name="P2" style:family="paragraph" style:parent-style-name="Standard">
      <style:text-properties fo:color="#ffffff" loext:opacity="100%" officeooo:rsid="001b6fd0" officeooo:paragraph-rsid="001b6fd0">
        <loext:char-complex-color loext:theme-type="light2" loext:color-type="theme">
          <loext:transformation loext:type="lumoff" loext:value="0"/>
        </loext:char-complex-color>
      </style:text-properties>
    </style:style>
    <style:style style:name="P3" style:family="paragraph" style:parent-style-name="Text_20_body">
      <style:text-properties fo:font-variant="normal" fo:text-transform="none" fo:color="#000000" loext:opacity="100%" style:font-name="Microsoft JhengHei" fo:font-size="12pt" fo:letter-spacing="normal" fo:font-style="normal" fo:font-weight="normal" officeooo:rsid="001b6fd0" officeooo:paragraph-rsid="001d2b29" style:font-size-asian="12pt" style:font-size-complex="12pt"/>
    </style:style>
    <style:style style:name="P4" style:family="paragraph" style:parent-style-name="Text_20_body">
      <style:text-properties fo:color="#ffffff" loext:opacity="100%" style:font-name="apple-system" officeooo:rsid="001b6fd0" officeooo:paragraph-rsid="001d2b29"/>
    </style:style>
    <style:style style:name="P5" style:family="paragraph" style:parent-style-name="Text_20_body" style:list-style-name="L1">
      <style:text-properties fo:color="#ffffff" loext:opacity="100%" style:font-name="Microsoft JhengHei" officeooo:rsid="001b6fd0"/>
    </style:style>
    <style:style style:name="P6" style:family="paragraph" style:parent-style-name="Text_20_body" style:list-style-name="L1">
      <style:text-properties fo:color="#ffffff" loext:opacity="100%" style:font-name="Microsoft JhengHei" officeooo:rsid="001b6fd0" officeooo:paragraph-rsid="001d2b29"/>
    </style:style>
    <style:style style:name="P7" style:family="paragraph" style:parent-style-name="Text_20_body" style:list-style-name="L1">
      <style:text-properties fo:color="#000000" loext:opacity="100%" style:font-name="Microsoft JhengHei" officeooo:rsid="001b6fd0"/>
    </style:style>
    <style:style style:name="P8" style:family="paragraph" style:parent-style-name="Heading_20_3">
      <style:paragraph-properties fo:margin-top="0cm" fo:margin-bottom="0.247cm" style:contextual-spacing="false" fo:line-height="115%"/>
      <style:text-properties fo:color="#ffffff" loext:opacity="100%" style:font-name="Microsoft JhengHei" officeooo:rsid="001b6fd0"/>
    </style:style>
    <style:style style:name="P9" style:family="paragraph" style:parent-style-name="Text_20_body" style:list-style-name="L2">
      <style:text-properties fo:color="#ffffff" loext:opacity="100%" style:font-name="Microsoft JhengHei" officeooo:rsid="001b6fd0"/>
    </style:style>
    <style:style style:name="P10" style:family="paragraph" style:parent-style-name="Text_20_body" style:list-style-name="L2">
      <style:text-properties fo:color="#000000" loext:opacity="100%" style:font-name="Microsoft JhengHei" officeooo:rsid="001b6fd0"/>
    </style:style>
    <style:style style:name="P11" style:family="paragraph" style:parent-style-name="Text_20_body" style:list-style-name="L3">
      <style:text-properties fo:color="#ffffff" loext:opacity="100%" style:font-name="Microsoft JhengHei" officeooo:rsid="001b6fd0"/>
    </style:style>
    <style:style style:name="P12" style:family="paragraph" style:parent-style-name="Text_20_body" style:list-style-name="L3">
      <style:text-properties fo:color="#000000" loext:opacity="100%" style:font-name="Microsoft JhengHei" officeooo:rsid="001b6fd0"/>
    </style:style>
    <style:style style:name="P13" style:family="paragraph" style:parent-style-name="Text_20_body" style:list-style-name="L4">
      <style:text-properties fo:color="#ffffff" loext:opacity="100%" style:font-name="Microsoft JhengHei" officeooo:rsid="001b6fd0"/>
    </style:style>
    <style:style style:name="P14" style:family="paragraph" style:parent-style-name="Text_20_body" style:list-style-name="L4">
      <style:text-properties fo:color="#000000" loext:opacity="100%" style:font-name="Microsoft JhengHei" officeooo:rsid="001b6fd0"/>
    </style:style>
    <style:style style:name="P15" style:family="paragraph" style:parent-style-name="Text_20_body" style:list-style-name="L5">
      <style:text-properties fo:color="#ffffff" loext:opacity="100%" style:font-name="Microsoft JhengHei" officeooo:rsid="001b6fd0"/>
    </style:style>
    <style:style style:name="P16" style:family="paragraph" style:parent-style-name="Text_20_body" style:list-style-name="L5">
      <style:text-properties fo:color="#000000" loext:opacity="100%" style:font-name="Microsoft JhengHei" officeooo:rsid="001b6fd0"/>
    </style:style>
    <style:style style:name="P17" style:family="paragraph" style:parent-style-name="Text_20_body" style:list-style-name="L6">
      <style:text-properties fo:color="#ffffff" loext:opacity="100%" style:font-name="Microsoft JhengHei" officeooo:rsid="001b6fd0"/>
    </style:style>
    <style:style style:name="P18" style:family="paragraph" style:parent-style-name="Text_20_body" style:list-style-name="L6">
      <style:text-properties fo:color="#ffffff" loext:opacity="100%" style:font-name="Microsoft JhengHei" officeooo:rsid="001b6fd0" officeooo:paragraph-rsid="001d2b29"/>
    </style:style>
    <style:style style:name="P19" style:family="paragraph" style:parent-style-name="Text_20_body" style:list-style-name="L6">
      <style:text-properties fo:color="#000000" loext:opacity="100%" style:font-name="Microsoft JhengHei" officeooo:rsid="001b6fd0" officeooo:paragraph-rsid="001d2b29"/>
    </style:style>
    <style:style style:name="P20" style:family="paragraph" style:parent-style-name="Text_20_body" style:list-style-name="L7">
      <style:text-properties fo:color="#ffffff" loext:opacity="100%" style:font-name="Microsoft JhengHei" officeooo:rsid="001b6fd0"/>
    </style:style>
    <style:style style:name="P21" style:family="paragraph" style:parent-style-name="Text_20_body">
      <style:text-properties fo:color="#000000" loext:opacity="100%" style:font-name="Microsoft JhengHei" officeooo:rsid="001b6fd0"/>
    </style:style>
    <style:style style:name="P22" style:family="paragraph" style:parent-style-name="Text_20_body">
      <style:text-properties fo:color="#000000" loext:opacity="100%" style:font-name="Microsoft JhengHei" fo:font-size="14pt" officeooo:rsid="001d2b29" officeooo:paragraph-rsid="001d2b29" style:font-size-asian="12.25pt" style:font-size-complex="14pt"/>
    </style:style>
    <style:style style:name="P23" style:family="paragraph" style:parent-style-name="Text_20_body" style:list-style-name="L8">
      <style:text-properties fo:color="#ffffff" loext:opacity="100%" style:font-name="Microsoft JhengHei" officeooo:rsid="001d2b29" style:font-size-asian="12pt"/>
    </style:style>
    <style:style style:name="P24" style:family="paragraph" style:parent-style-name="Text_20_body">
      <style:text-properties fo:color="#000000" loext:opacity="100%" style:font-name="Microsoft JhengHei" officeooo:rsid="001d2b29" style:font-size-asian="12pt"/>
    </style:style>
    <style:style style:name="P25" style:family="paragraph" style:parent-style-name="Text_20_body">
      <style:text-properties fo:color="#000000" loext:opacity="100%" style:font-name="Microsoft JhengHei" fo:font-size="14pt" officeooo:rsid="001ec1d4" officeooo:paragraph-rsid="001ec1d4" style:font-size-asian="12.25pt" style:font-size-complex="14pt"/>
    </style:style>
    <style:style style:name="P26" style:family="paragraph" style:parent-style-name="Text_20_body">
      <style:text-properties fo:color="#ffffff" loext:opacity="100%" style:font-name="Microsoft JhengHei" officeooo:rsid="001ec1d4" officeooo:paragraph-rsid="001ec1d4" style:font-size-asian="12.25pt"/>
    </style:style>
    <style:style style:name="P27" style:family="paragraph" style:parent-style-name="Text_20_body" style:list-style-name="L9">
      <style:text-properties fo:color="#ffffff" loext:opacity="100%" style:font-name="Microsoft JhengHei" fo:font-size="14pt" officeooo:rsid="001ec1d4" style:font-size-asian="12.25pt" style:font-size-complex="14pt"/>
    </style:style>
    <style:style style:name="P28" style:family="paragraph" style:parent-style-name="Text_20_body" style:list-style-name="L9">
      <style:text-properties fo:color="#000000" loext:opacity="100%" style:font-name="Microsoft JhengHei" fo:font-size="12pt" officeooo:rsid="001ec1d4" style:font-size-asian="12pt" style:font-size-complex="12pt"/>
    </style:style>
    <style:style style:name="P29" style:family="paragraph" style:parent-style-name="Text_20_body">
      <style:text-properties fo:color="#000000" loext:opacity="100%" style:font-name="Microsoft JhengHei" fo:font-size="12pt" officeooo:rsid="001ec1d4" style:font-size-asian="12pt" style:font-size-complex="12pt"/>
    </style:style>
    <style:style style:name="P30" style:family="paragraph" style:parent-style-name="Text_20_body">
      <style:text-properties fo:color="#000000" loext:opacity="100%" style:font-name="Microsoft JhengHei" fo:font-size="14pt" officeooo:rsid="001f33eb" officeooo:paragraph-rsid="001f33eb" style:font-size-asian="14pt" style:font-size-complex="14pt"/>
    </style:style>
    <style:style style:name="P31" style:family="paragraph" style:parent-style-name="Text_20_body">
      <style:paragraph-properties fo:break-before="page"/>
      <style:text-properties fo:color="#ffffff" loext:opacity="100%" style:font-name="Microsoft JhengHei" officeooo:rsid="001f33eb" officeooo:paragraph-rsid="001f33eb" style:font-size-asian="12.25pt"/>
    </style:style>
    <style:style style:name="P32" style:family="paragraph" style:parent-style-name="Text_20_body" style:list-style-name="L10">
      <style:text-properties fo:color="#ffffff" loext:opacity="100%" style:font-name="Microsoft JhengHei" fo:font-size="14pt" officeooo:rsid="001f33eb" style:font-size-asian="12.25pt" style:font-size-complex="14pt"/>
    </style:style>
    <style:style style:name="P33" style:family="paragraph" style:parent-style-name="Text_20_body">
      <style:text-properties fo:color="#000000" loext:opacity="100%" style:font-name="Microsoft JhengHei" fo:font-size="12pt" officeooo:rsid="001f33eb" officeooo:paragraph-rsid="001f33eb" style:font-size-asian="12pt" style:font-size-complex="12pt"/>
    </style:style>
    <style:style style:name="P34" style:family="paragraph" style:parent-style-name="Text_20_body">
      <style:text-properties fo:color="#ffffff" loext:opacity="100%" style:font-name="Microsoft JhengHei" fo:font-size="12pt" officeooo:rsid="001f33eb" officeooo:paragraph-rsid="001f33eb" style:font-size-asian="12pt" style:font-size-complex="12pt"/>
    </style:style>
    <style:style style:name="P35" style:family="paragraph" style:parent-style-name="Text_20_body" style:list-style-name="L11">
      <style:text-properties fo:color="#ffffff" loext:opacity="100%" style:font-name="Microsoft JhengHei" officeooo:rsid="001f33eb" style:font-size-asian="12pt"/>
    </style:style>
    <style:style style:name="P36" style:family="paragraph" style:parent-style-name="Heading_20_3">
      <style:text-properties fo:color="#ffffff" loext:opacity="100%" style:font-name="Microsoft JhengHei" fo:font-size="12pt" officeooo:rsid="001f33eb" officeooo:paragraph-rsid="001f33eb" style:font-size-asian="12pt" style:font-size-complex="12pt"/>
    </style:style>
    <style:style style:name="P37" style:family="paragraph" style:parent-style-name="Text_20_body" style:list-style-name="L12">
      <style:text-properties fo:color="#000000" loext:opacity="100%" style:font-name="Microsoft JhengHei" fo:font-size="12pt" officeooo:rsid="001f33eb" style:font-size-asian="12pt" style:font-size-complex="12pt"/>
    </style:style>
    <style:style style:name="P38" style:family="paragraph" style:parent-style-name="Text_20_body" style:list-style-name="L13">
      <style:text-properties fo:color="#000000" loext:opacity="100%" style:font-name="Microsoft JhengHei" officeooo:rsid="001f33eb" style:font-size-asian="12pt"/>
    </style:style>
    <style:style style:name="P39" style:family="paragraph" style:parent-style-name="Text_20_body" style:list-style-name="L14">
      <style:text-properties fo:color="#000000" loext:opacity="100%" style:font-name="Microsoft JhengHei" officeooo:rsid="001f33eb" style:font-size-asian="12pt"/>
    </style:style>
    <style:style style:name="P40" style:family="paragraph" style:parent-style-name="Heading_20_3">
      <style:text-properties fo:color="#ffffff" loext:opacity="100%" style:font-name="Microsoft JhengHei" officeooo:rsid="001f33eb" officeooo:paragraph-rsid="001f33eb" style:font-size-asian="12pt"/>
    </style:style>
    <style:style style:name="P41" style:family="paragraph" style:parent-style-name="Text_20_body" style:list-style-name="L15">
      <style:text-properties fo:color="#000000" loext:opacity="100%" style:font-name="Microsoft JhengHei" officeooo:rsid="001f33eb" style:font-size-asian="12pt"/>
    </style:style>
    <style:style style:name="P42" style:family="paragraph" style:parent-style-name="Text_20_body">
      <style:text-properties fo:color="#000000" loext:opacity="100%" style:font-name="Microsoft JhengHei" officeooo:rsid="001f33eb" officeooo:paragraph-rsid="001f33eb" style:font-size-asian="12pt"/>
    </style:style>
    <style:style style:name="P43" style:family="paragraph" style:parent-style-name="Text_20_body">
      <style:text-properties fo:color="#000000" loext:opacity="100%" style:font-name="Microsoft JhengHei" fo:font-size="14pt" officeooo:rsid="0021446c" officeooo:paragraph-rsid="0021446c" style:font-size-asian="14pt" style:font-size-complex="14pt"/>
    </style:style>
    <style:style style:name="P44" style:family="paragraph" style:parent-style-name="Text_20_body">
      <style:text-properties fo:color="#ffffff" loext:opacity="100%" style:font-name="Microsoft JhengHei" fo:font-size="12pt" officeooo:rsid="0021446c" officeooo:paragraph-rsid="0021446c" style:font-size-asian="12pt" style:font-size-complex="12pt"/>
    </style:style>
    <style:style style:name="P45" style:family="paragraph" style:parent-style-name="Text_20_body" style:list-style-name="L16">
      <style:text-properties fo:color="#000000" loext:opacity="100%" style:font-name="Microsoft JhengHei" officeooo:rsid="0021446c" style:font-size-asian="12pt"/>
    </style:style>
    <style:style style:name="P46" style:family="paragraph" style:parent-style-name="Text_20_body">
      <style:text-properties fo:color="#000000" loext:opacity="100%" style:font-name="Microsoft JhengHei" fo:font-size="12pt" officeooo:rsid="0021446c" officeooo:paragraph-rsid="0021446c" style:font-size-asian="12pt" style:font-size-complex="12pt"/>
    </style:style>
    <style:style style:name="T1" style:family="text">
      <style:text-properties fo:font-variant="normal" fo:text-transform="none" fo:color="#000000" loext:opacity="100%" style:font-name="Microsoft JhengHei" fo:font-size="12pt" fo:letter-spacing="normal" fo:font-style="normal" fo:font-weight="normal" officeooo:rsid="001b6fd0" style:font-size-asian="12pt" style:font-size-complex="12pt"/>
    </style:style>
    <style:style style:name="T2" style:family="text">
      <style:text-properties fo:font-variant="normal" fo:text-transform="none" fo:color="#000000" loext:opacity="100%" style:font-name="Microsoft JhengHei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loext:opacity="100%" style:font-name="Microsoft JhengHei" fo:font-size="12pt" fo:letter-spacing="normal" style:font-size-asian="12pt" style:font-size-complex="12pt"/>
    </style:style>
    <style:style style:name="T4" style:family="text">
      <style:text-properties fo:color="#000000" loext:opacity="100%" style:font-name="Microsoft JhengHei" fo:font-size="12pt" style:font-size-asian="12pt" style:font-size-complex="12pt"/>
    </style:style>
    <style:style style:name="T5" style:family="text">
      <style:text-properties fo:color="#000000" loext:opacity="100%" style:font-name="Microsoft JhengHei" fo:font-size="12pt" officeooo:rsid="001f33eb" style:font-size-asian="12pt" style:font-size-complex="12pt"/>
    </style:style>
    <style:style style:name="T6" style:family="text">
      <style:text-properties fo:font-variant="normal" fo:text-transform="none" fo:color="#000000" loext:opacity="100%" style:font-name="Microsoft JhengHei" fo:font-size="12pt" fo:letter-spacing="normal" fo:font-style="normal" fo:font-weight="bold" style:font-size-asian="12pt" style:font-size-complex="12pt"/>
    </style:style>
    <style:style style:name="T7" style:family="text">
      <style:text-properties fo:font-variant="normal" fo:text-transform="none" fo:color="#000000" loext:opacity="100%" style:font-name="Microsoft JhengHei" fo:font-size="12pt" fo:letter-spacing="normal" fo:font-style="normal" fo:font-weight="normal" officeooo:rsid="001d2b29" style:font-size-asian="12pt" style:font-size-complex="12pt"/>
    </style:style>
    <style:style style:name="T8" style:family="text">
      <style:text-properties fo:color="#000000" loext:opacity="100%" style:font-name="Microsoft JhengHei" fo:font-size="14pt" officeooo:rsid="001d2b29" style:font-size-asian="14pt" style:font-size-complex="14pt"/>
    </style:style>
    <style:style style:name="T9" style:family="text">
      <style:text-properties fo:color="#000000" loext:opacity="100%" style:font-name="Microsoft JhengHei" fo:font-size="14pt" style:font-size-asian="14pt" style:font-size-complex="14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officeooo:rsid="001d2b29"/>
    </style:style>
    <style:style style:name="T12" style:family="text">
      <style:text-properties fo:color="#000000" loext:opacity="100%" fo:font-size="14pt" style:font-size-asian="14pt" style:font-size-complex="14pt"/>
    </style:style>
    <style:style style:name="T13" style:family="text">
      <style:text-properties fo:color="#000000" loext:opacity="100%" fo:font-size="12pt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000000" loext:opacity="100%" fo:font-size="14pt" officeooo:rsid="0020836e" style:font-size-asian="14pt" style:font-size-complex="14pt"/>
    </style:style>
    <style:style style:name="T16" style:family="text">
      <style:text-properties fo:color="#000000" loext:opacity="100%" officeooo:rsid="0020836e"/>
    </style:style>
    <style:style style:name="T17" style:family="text">
      <style:text-properties officeooo:rsid="0020d84f"/>
    </style:style>
    <style:style style:name="T18" style:family="text">
      <style:text-properties fo:color="#000000" loext:opacity="100%" style:font-name="Microsoft JhengHei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-</text:span><text:span text:style-name="T2">Identifier les </text:span><text:span text:style-name="Strong_20_Emphasis"><text:span text:style-name="T2">principaux critères de choix</text:span></text:span><text:span text:style-name="T3"> </text:span><text:span text:style-name="T2">qui permettraient de sélectionner le composant le plus adapté aux besoins d'un utilisateur ou d'une entreprise.</text:span></text:p>
      <text:p text:style-name="P1"/>
      <text:p text:style-name="P2"><text:span text:style-name="T4">2-</text:span><text:span text:style-name="T5">P</text:span><text:span text:style-name="T2">our chaque critère identifié, </text:span><text:span text:style-name="Strong_20_Emphasis"><text:span text:style-name="T6">lister les options ou valeurs courantes</text:span></text:span><text:span text:style-name="T2"> disponibles sur le marché.</text:span></text:p>
      <text:p text:style-name="P3">Exemple (incomplet), pour une souris :</text:p>
      <text:p text:style-name="P4"><text:span text:style-name="Strong_20_Emphasis"><text:span text:style-name="T7"/></text:span></text:p>
      <text:p text:style-name="P4"><text:span text:style-name="Strong_20_Emphasis"><text:span text:style-name="T8">1. </text:span></text:span><text:span text:style-name="Strong_20_Emphasis"><text:span text:style-name="T9">Souris</text:span></text:span></text:p>
      <text:list text:style-name="L1">
        <text:list-header>
          <text:p text:style-name="P5"><text:span text:style-name="Strong_20_Emphasis"><text:span text:style-name="T10">Technologie</text:span></text:span><text:span text:style-name="T10"> : Optique, Laser</text:span></text:p>
          <text:p text:style-name="P5"><text:span text:style-name="Strong_20_Emphasis"><text:span text:style-name="T10">Connectique</text:span></text:span><text:span text:style-name="T10"> : USB filaire, Sans fil Bluetooth</text:span></text:p>
          <text:p text:style-name="P5"><text:span text:style-name="Strong_20_Emphasis"><text:span text:style-name="T10">Sensibilité</text:span></text:span><text:span text:style-name="T10"> : DPI ajustable ex 800, 1600, 3200 DPI</text:span></text:p>
          <text:p text:style-name="P5"><text:span text:style-name="Strong_20_Emphasis"><text:span text:style-name="T10">Ergonomie</text:span></text:span><text:span text:style-name="T10"> : Forme ambidextre, main droite, main gauche, repose-poignet</text:span></text:p>
          <text:p text:style-name="P6"><text:span text:style-name="Strong_20_Emphasis"><text:span text:style-name="T11">F</text:span></text:span><text:span text:style-name="Strong_20_Emphasis"><text:span text:style-name="T10">onctionnalités</text:span></text:span><text:span text:style-name="T10"> : Standard 2 boutons + molette, Gaming boutons programmables</text:span></text:p>
          <text:p text:style-name="P6"><text:span text:style-name="Strong_20_Emphasis"><text:span text:style-name="T10">Alimentation</text:span></text:span><text:span text:style-name="T10"> : Piles, Batterie rechargeable, Alimentée par USB</text:span></text:p>
          <text:p text:style-name="P7"/>
        </text:list-header>
      </text:list>
      <text:h text:style-name="P8" text:outline-level="3"><text:span text:style-name="T10">2. </text:span><text:span text:style-name="Strong_20_Emphasis"><text:span text:style-name="T10">Clavier</text:span></text:span></text:h>
      <text:list text:style-name="L2">
        <text:list-header>
          <text:p text:style-name="P9"><text:span text:style-name="Strong_20_Emphasis"><text:span text:style-name="T10">Technologie</text:span></text:span><text:span text:style-name="T10"> : Mécanique, Membrane, Chiclet</text:span></text:p>
          <text:p text:style-name="P9"><text:span text:style-name="Strong_20_Emphasis"><text:span text:style-name="T10">Connectique</text:span></text:span><text:span text:style-name="T10"> : USB filaire, Bluetooth</text:span></text:p>
          <text:p text:style-name="P9"><text:span text:style-name="Strong_20_Emphasis"><text:span text:style-name="T10">Disposition</text:span></text:span><text:span text:style-name="T10"> : AZERTY, QWERTY, compact </text:span></text:p>
          <text:p text:style-name="P9"><text:span text:style-name="Strong_20_Emphasis"><text:span text:style-name="T10">Fonctions supplémentaires</text:span></text:span><text:span text:style-name="T10"> : Rétroéclairage, touches multimédia, macros programmables</text:span></text:p>
          <text:p text:style-name="P9"><text:span text:style-name="Strong_20_Emphasis"><text:span text:style-name="T10">Ergonomie</text:span></text:span><text:span text:style-name="T10"> : Repose-poignet, angle réglable</text:span></text:p>
          <text:p text:style-name="P10"/>
        </text:list-header>
      </text:list>
      <text:h text:style-name="P8" text:outline-level="3"><text:span text:style-name="T10">3. </text:span><text:span text:style-name="Strong_20_Emphasis"><text:span text:style-name="T10">Écran</text:span></text:span></text:h>
      <text:list text:style-name="L3">
        <text:list-header>
          <text:p text:style-name="P11"><text:span text:style-name="Strong_20_Emphasis"><text:span text:style-name="T10">Taille</text:span></text:span><text:span text:style-name="T10"> : 21", 24", 27", 32"</text:span></text:p>
          <text:p text:style-name="P11"><text:span text:style-name="Strong_20_Emphasis"><text:span text:style-name="T10">Résolution</text:span></text:span><text:span text:style-name="T10"> : Full HD (1920x1080), QHD (2560x1440), 4K (3840x2160)</text:span></text:p>
          <text:p text:style-name="P11"><text:span text:style-name="Strong_20_Emphasis"><text:span text:style-name="T10">Type de dalle</text:span></text:span><text:span text:style-name="T10"> : IPS, TN, VA</text:span></text:p>
          <text:p text:style-name="P11"><text:span text:style-name="Strong_20_Emphasis"><text:span text:style-name="T10">Taux de rafraîchissement</text:span></text:span><text:span text:style-name="T10"> : 60 Hz, 120 Hz, 144 Hz, 240 Hz</text:span></text:p>
          <text:p text:style-name="P11"><text:span text:style-name="Strong_20_Emphasis"><text:span text:style-name="T10">Connectique</text:span></text:span><text:span text:style-name="T10"> : HDMI, DisplayPort, USB-C, VGA</text:span></text:p>
          <text:p text:style-name="P11"><text:span text:style-name="Strong_20_Emphasis"><text:span text:style-name="T10">Ergonomie</text:span></text:span><text:span text:style-name="T10"> : Pivot, inclinaison, hauteur réglable, mode portrait</text:span></text:p>
          <text:p text:style-name="P12"><text:soft-page-break/></text:p>
        </text:list-header>
      </text:list>
      <text:h text:style-name="P8" text:outline-level="3"><text:span text:style-name="T10">4. </text:span><text:span text:style-name="Strong_20_Emphasis"><text:span text:style-name="T10">Ordinateur portable / PC</text:span></text:span></text:h>
      <text:list text:style-name="L4">
        <text:list-header>
          <text:p text:style-name="P13"><text:span text:style-name="Strong_20_Emphasis"><text:span text:style-name="T10">Processeur (CPU)</text:span></text:span><text:span text:style-name="T10"> : Intel (i3, i5, i7), AMD (Ryzen 3, 5, 7)</text:span></text:p>
          <text:p text:style-name="P13"><text:span text:style-name="Strong_20_Emphasis"><text:span text:style-name="T10">Mémoire RAM</text:span></text:span><text:span text:style-name="T10"> : 8 Go, 16 Go, 32 Go</text:span></text:p>
          <text:p text:style-name="P13"><text:span text:style-name="Strong_20_Emphasis"><text:span text:style-name="T10">Stockage</text:span></text:span><text:span text:style-name="T10"> : HDD, SSD, NVMe, capacité 256 Go, 512 Go, 1 To…</text:span></text:p>
          <text:p text:style-name="P13"><text:span text:style-name="Strong_20_Emphasis"><text:span text:style-name="T10">Carte graphique (GPU)</text:span></text:span><text:span text:style-name="T10"> : Intégrée, dédiée (NVIDIA, AMD)</text:span></text:p>
          <text:p text:style-name="P13"><text:span text:style-name="Strong_20_Emphasis"><text:span text:style-name="T10">Autonomie / Alimentation</text:span></text:span><text:span text:style-name="T10"> : Capacité batterie, puissance alimentation pour PC fixe</text:span></text:p>
          <text:p text:style-name="P13"><text:span text:style-name="Strong_20_Emphasis"><text:span text:style-name="T10">Connectique</text:span></text:span><text:span text:style-name="T10"> : USB, HDMI, DisplayPort, Ethernet, lecteur SD</text:span></text:p>
          <text:p text:style-name="P13"><text:span text:style-name="Strong_20_Emphasis"><text:span text:style-name="T10">Système d’exploitation</text:span></text:span><text:span text:style-name="T10"> : Windows, Linux, macOS</text:span></text:p>
          <text:p text:style-name="P14"/>
        </text:list-header>
      </text:list>
      <text:h text:style-name="P8" text:outline-level="3"><text:span text:style-name="T10">5. </text:span><text:span text:style-name="Strong_20_Emphasis"><text:span text:style-name="T10">Imprimante</text:span></text:span></text:h>
      <text:list text:style-name="L5">
        <text:list-header>
          <text:p text:style-name="P15"><text:span text:style-name="Strong_20_Emphasis"><text:span text:style-name="T10">Fonctions</text:span></text:span><text:span text:style-name="T10"> : Impression, Scan, Copie, Fax</text:span></text:p>
          <text:p text:style-name="P15"><text:span text:style-name="Strong_20_Emphasis"><text:span text:style-name="T10">Connectique</text:span></text:span><text:span text:style-name="T10"> : USB, Wi-Fi, Ethernet</text:span></text:p>
          <text:p text:style-name="P15"><text:span text:style-name="Strong_20_Emphasis"><text:span text:style-name="T10">Vitesse d’impression</text:span></text:span><text:span text:style-name="T10"> : Pages par minute (ppm)</text:span></text:p>
          <text:p text:style-name="P15"><text:span text:style-name="Strong_20_Emphasis"><text:span text:style-name="T10">Coût des consommables</text:span></text:span><text:span text:style-name="T10"> : Cartouches, toner, maintenance</text:span></text:p>
          <text:p text:style-name="P16"/>
        </text:list-header>
      </text:list>
      <text:h text:style-name="P8" text:outline-level="3"><text:span text:style-name="T10">6. </text:span><text:span text:style-name="Strong_20_Emphasis"><text:span text:style-name="T10">Disque dur / SSD</text:span></text:span></text:h>
      <text:list text:style-name="L6">
        <text:list-header>
          <text:p text:style-name="P17"><text:span text:style-name="Strong_20_Emphasis"><text:span text:style-name="T10">Type</text:span></text:span><text:span text:style-name="T10"> : HDD, SSD, NVMe</text:span></text:p>
          <text:p text:style-name="P17"><text:span text:style-name="Strong_20_Emphasis"><text:span text:style-name="T10">Capacité</text:span></text:span><text:span text:style-name="T10"> : 256 Go, 512 Go, 1 To, 2 T</text:span><text:span text:style-name="T11">o etc...</text:span></text:p>
          <text:p text:style-name="P17"><text:span text:style-name="Strong_20_Emphasis"><text:span text:style-name="T10">Vitesse</text:span></text:span><text:span text:style-name="T10"> : RPM pour HDD, lecture/écriture pour SSD</text:span></text:p>
          <text:p text:style-name="P18"><text:span text:style-name="Strong_20_Emphasis"><text:span text:style-name="T10">Fiabilité / durée de vie</text:span></text:span><text:span text:style-name="T10"> : MTBF, garantie</text:span></text:p>
          <text:p text:style-name="P19"/>
        </text:list-header>
      </text:list>
      <text:h text:style-name="P8" text:outline-level="3"><text:span text:style-name="T10">7. </text:span><text:span text:style-name="Strong_20_Emphasis"><text:span text:style-name="T10">Carte graphique</text:span></text:span></text:h>
      <text:list text:style-name="L7">
        <text:list-header>
          <text:p text:style-name="P20"><text:span text:style-name="Strong_20_Emphasis"><text:span text:style-name="T10">Type</text:span></text:span><text:span text:style-name="T10"> : Intégrée, dédiée</text:span></text:p>
          <text:p text:style-name="P20"><text:span text:style-name="Strong_20_Emphasis"><text:span text:style-name="T10">Mémoire vidéo</text:span></text:span><text:span text:style-name="T10"> : 4 Go, 6 Go, 8 Go, 12 Go</text:span></text:p>
          <text:p text:style-name="P20"><text:span text:style-name="Strong_20_Emphasis"><text:span text:style-name="T10">Performance</text:span></text:span><text:span text:style-name="T10"> : Gaming, bureautique, calculs professionnels (CUDA, OpenCL)</text:span></text:p>
          <text:p text:style-name="P20"><text:span text:style-name="Strong_20_Emphasis"><text:span text:style-name="T10">Connectique</text:span></text:span><text:span text:style-name="T10"> : HDMI, DisplayPort, DVI</text:span></text:p>
        </text:list-header>
      </text:list>
      <text:p text:style-name="P21"><text:soft-page-break/></text:p>
      <text:p text:style-name="P22">8. Casque / Micro</text:p>
      <text:list text:style-name="L8">
        <text:list-header>
          <text:p text:style-name="P23"><text:span text:style-name="Strong_20_Emphasis"><text:span text:style-name="T10">Type</text:span></text:span><text:span text:style-name="T10"> : Supra-auriculaire, Circum-auriculaire, Intra-auriculaire</text:span></text:p>
          <text:p text:style-name="P23"><text:span text:style-name="Strong_20_Emphasis"><text:span text:style-name="T10">Connectique</text:span></text:span><text:span text:style-name="T10"> : Filaire Jack 3,5 mm, USB, Sans fil Bluetooth, RF</text:span></text:p>
          <text:p text:style-name="P23"><text:span text:style-name="Strong_20_Emphasis"><text:span text:style-name="T10">Microphone</text:span></text:span><text:span text:style-name="T10"> : Amovible, Fixe, Rétractable, Réduction de bruit</text:span></text:p>
          <text:p text:style-name="P23"><text:span text:style-name="Strong_20_Emphasis"><text:span text:style-name="T10">Cualité audio</text:span></text:span><text:span text:style-name="T10"> : Stéréo, Surround 5.1 / 7.1, Hi-Fi</text:span></text:p>
          <text:p text:style-name="P23"><text:span text:style-name="Strong_20_Emphasis"><text:span text:style-name="T10">Confort</text:span></text:span><text:span text:style-name="T10"> : Coussinets rembourrés, Arceau ajustable, Léger</text:span></text:p>
          <text:p text:style-name="P23"><text:span text:style-name="Strong_20_Emphasis"><text:span text:style-name="T10">Autonomie pour sans fil</text:span></text:span><text:span text:style-name="T10"> : 10 h, 20 h, 40 h</text:span></text:p>
          <text:p text:style-name="P23"><text:span text:style-name="Strong_20_Emphasis"><text:span text:style-name="T10">Usage principal</text:span></text:span><text:span text:style-name="T10"> : Gaming, Bureautique, Appels/visioconférence, Musique</text:span></text:p>
          <text:p text:style-name="P23"><text:span text:style-name="Strong_20_Emphasis"><text:span text:style-name="T10">Fonctions supplémentaires</text:span></text:span><text:span text:style-name="T10"> : Commandes intégrées, LED RGB, Logiciel de réglage audio, Réduction active du bruit </text:span></text:p>
        </text:list-header>
      </text:list>
      <text:p text:style-name="P24"/>
      <text:p text:style-name="P25"/>
      <text:p text:style-name="P26"><text:span text:style-name="T12">9. </text:span><text:span text:style-name="Strong_20_Emphasis"><text:span text:style-name="T12">Boîtier PC</text:span></text:span></text:p>
      <text:list text:style-name="L9">
        <text:list-header>
          <text:p text:style-name="P27"><text:span text:style-name="Strong_20_Emphasis"><text:span text:style-name="T13">Format / Taille</text:span></text:span><text:span text:style-name="T13"> : Mini-ITX, Micro-ATX, ATX, E-ATX</text:span></text:p>
          <text:p text:style-name="P27"><text:span text:style-name="Strong_20_Emphasis"><text:span text:style-name="T13">Connectique en façade</text:span></text:span><text:span text:style-name="T13"> : USB 2.0 / 3.0 / 3.1, USB-C, prises audio/micro</text:span></text:p>
          <text:p text:style-name="P27"><text:span text:style-name="Strong_20_Emphasis"><text:span text:style-name="T13">Gestion des câbles</text:span></text:span><text:span text:style-name="T13"> : Passages pour câbles, espace derrière la carte mère</text:span></text:p>
          <text:p text:style-name="P27"><text:span text:style-name="Strong_20_Emphasis"><text:span text:style-name="T13">Design / Matériaux</text:span></text:span><text:span text:style-name="T13"> : Métal, verre trempé, plastique, panneaux amovibles, LED / RGB</text:span></text:p>
          <text:p text:style-name="P27"><text:span text:style-name="Strong_20_Emphasis"><text:span text:style-name="T13">Taille maximale carte graphique / ventirad CPU</text:span></text:span><text:span text:style-name="T13"> : Limites pour GPU et refroidissement CPU</text:span></text:p>
          <text:p text:style-name="P27"><text:span text:style-name="Strong_20_Emphasis"><text:span text:style-name="T13">Compatibilité alimentation</text:span></text:span><text:span text:style-name="T13"> : ATX standard, longueur maximale</text:span></text:p>
          <text:p text:style-name="P27"><text:span text:style-name="Strong_20_Emphasis"><text:span text:style-name="T13">Fonctions supplémentaires</text:span></text:span><text:span text:style-name="T13"> : Silence acoustique, filtres anti-poussière, panneaux modulables</text:span></text:p>
          <text:p text:style-name="P28"/>
        </text:list-header>
      </text:list>
      <text:p text:style-name="P29"><text:span text:style-name="T14"/></text:p>
      <text:p text:style-name="P30"/>
      <text:p text:style-name="P31"><text:span text:style-name="T12">10. </text:span><text:span text:style-name="Strong_20_Emphasis"><text:span text:style-name="T12">Ventirad</text:span></text:span></text:p>
      <text:list text:style-name="L10">
        <text:list-header>
          <text:p text:style-name="P32"><text:span text:style-name="Strong_20_Emphasis"><text:span text:style-name="T13">Compatibilité socket CPU</text:span></text:span><text:span text:style-name="T13"> : Intel LGA 1200, 1700…, AMD AM4, AM5…</text:span></text:p>
          <text:p text:style-name="P32"><text:span text:style-name="Strong_20_Emphasis"><text:span text:style-name="T13">Taille / Dimensions</text:span></text:span><text:span text:style-name="T13"> : Hauteur maximale pour boîtier, largeur et profondeur du radiateur</text:span></text:p>
          <text:p text:style-name="P32"><text:span text:style-name="Strong_20_Emphasis"><text:span text:style-name="T13">Nombre de ventilateurs</text:span></text:span><text:span text:style-name="T13"> : 1, 2, 3 pour radiateurs plus grands</text:span></text:p>
          <text:p text:style-name="P32"><text:span text:style-name="Strong_20_Emphasis"><text:span text:style-name="T13">Niveau sonore</text:span></text:span><text:span text:style-name="T13"> : minimum / maximum</text:span></text:p>
          <text:p text:style-name="P32"><text:span text:style-name="Strong_20_Emphasis"><text:span text:style-name="T13">Matériaux</text:span></text:span><text:span text:style-name="T13"> : Aluminium, cuivre, nickelé</text:span></text:p>
          <text:p text:style-name="P32"><text:span text:style-name="Strong_20_Emphasis"><text:span text:style-name="T13">Éclairage</text:span></text:span><text:span text:style-name="T13"> : RGB, LED, sobre</text:span></text:p>
        </text:list-header>
      </text:list>
      <text:p text:style-name="P33"/>
      <text:p text:style-name="P33"/>
      <text:p text:style-name="P34"><text:span text:style-name="T12">11. </text:span><text:span text:style-name="Strong_20_Emphasis"><text:span text:style-name="T12">Alimentation </text:span></text:span></text:p>
      <text:list text:style-name="L11">
        <text:list-header>
          <text:p text:style-name="P35"><text:span text:style-name="Strong_20_Emphasis"><text:span text:style-name="T10">Puissance / Wattage</text:span></text:span><text:span text:style-name="T10"> : 400 W, 500 W, 650 W, 750 W, 1000 W…</text:span></text:p>
          <text:p text:style-name="P35"><text:span text:style-name="Strong_20_Emphasis"><text:span text:style-name="T10">Format / Taille</text:span></text:span><text:span text:style-name="T10"> : ATX standard, SFX, SFX-L</text:span></text:p>
          <text:p text:style-name="P35"><text:span text:style-name="Strong_20_Emphasis"><text:span text:style-name="T10">Certification / Efficacité énergétique</text:span></text:span><text:span text:style-name="T10"> : 80 PLUS Bronze, Silver, Gold, Platinum, Titanium</text:span></text:p>
          <text:p text:style-name="P35"><text:span text:style-name="Strong_20_Emphasis"><text:span text:style-name="T10">Compatibilité composants</text:span></text:span><text:span text:style-name="T10"> : Carte mère, carte graphique, périphériques</text:span></text:p>
          <text:p text:style-name="P35"><text:span text:style-name="Strong_20_Emphasis"><text:span text:style-name="T10">Refroidissement / ventilateur</text:span></text:span><text:span text:style-name="T10"> : Taille ventilateur, mode semi-passif, niveau sonore</text:span></text:p>
          <text:p text:style-name="P35"><text:span text:style-name="Strong_20_Emphasis"><text:span text:style-name="T10">Protection et sécurité</text:span></text:span><text:span text:style-name="T10"> : OVP Over Voltage, OCP Over Current, SCP Short Circuit, OTP Over Temperature</text:span></text:p>
        </text:list-header>
      </text:list>
      <text:p text:style-name="P33"/>
      <text:p text:style-name="P33"/>
      <text:p text:style-name="P33"/>
      <text:h text:style-name="P36" text:outline-level="3"><text:span text:style-name="Strong_20_Emphasis"><text:span text:style-name="T12">1</text:span></text:span><text:span text:style-name="Strong_20_Emphasis"><text:span text:style-name="T15">2</text:span></text:span><text:span text:style-name="Strong_20_Emphasis"><text:span text:style-name="T12">. Webcam</text:span></text:span></text:h>
      <text:list text:style-name="L12">
        <text:list-header>
          <text:p text:style-name="P37">Résolution : 720p, 1080p, 4K</text:p>
          <text:p text:style-name="P37">FPS : 30, 60</text:p>
          <text:p text:style-name="P37">Microphone intégré : Mono, stéréo, réduction de bruit</text:p>
          <text:p text:style-name="P37">Connectique : USB, USB-C</text:p>
          <text:p text:style-name="P37">Usage : Visioconférence, streaming</text:p>
        </text:list-header>
      </text:list>
      <text:p text:style-name="P33"><text:soft-page-break/></text:p>
      <text:p text:style-name="P33"/>
      <text:h text:style-name="P36" text:outline-level="3"><text:span text:style-name="Strong_20_Emphasis"><text:span text:style-name="T12">1</text:span></text:span><text:span text:style-name="Strong_20_Emphasis"><text:span text:style-name="T15">3</text:span></text:span><text:span text:style-name="Strong_20_Emphasis"><text:span text:style-name="T12">. Mémoire RAM</text:span></text:span></text:h>
      <text:list text:style-name="L13">
        <text:list-header>
          <text:p text:style-name="P38">Capacité : 8 Go, 16 Go, 32 Go…</text:p>
          <text:p text:style-name="P38">Type : DDR4, DDR5</text:p>
          <text:p text:style-name="P38">Fréquence : 2666 MHz, 3200 MHz, 3600 MHz…</text:p>
          <text:p text:style-name="P38">Latence : CL16, CL18…</text:p>
          <text:p text:style-name="P38">Éclairage : RGB / Non</text:p>
        </text:list-header>
      </text:list>
      <text:p text:style-name="P33"/>
      <text:p text:style-name="P30"/>
      <text:h text:style-name="P36" text:outline-level="3"><text:span text:style-name="Strong_20_Emphasis"><text:span text:style-name="T15">14</text:span></text:span><text:span text:style-name="Strong_20_Emphasis"><text:span text:style-name="T12">. Processeur (CPU)</text:span></text:span></text:h>
      <text:list text:style-name="L14">
        <text:list-header>
          <text:p text:style-name="P39">Marque : Intel, AMD</text:p>
          <text:p text:style-name="P39">Nombre de cœurs : 4, 6, 8, 12, 16…</text:p>
          <text:p text:style-name="P39">Fréquence : Base / turbo</text:p>
          <text:p text:style-name="P39">TDP : 35 W <text:s/>125 W</text:p>
          <text:p text:style-name="P39">Socket : Intel LGA, AMD AM</text:p>
          <text:p text:style-name="P39">Usage : Bureautique, gaming, serveur, calcul intensif</text:p>
        </text:list-header>
      </text:list>
      <text:p text:style-name="P33"/>
      <text:p text:style-name="P33"/>
      <text:h text:style-name="P40" text:outline-level="3"><text:span text:style-name="Strong_20_Emphasis"><text:span text:style-name="T16">15</text:span></text:span><text:span text:style-name="Strong_20_Emphasis"><text:span text:style-name="T10">. Carte mère</text:span></text:span></text:h>
      <text:list text:style-name="L15">
        <text:list-header>
          <text:p text:style-name="P41">Format : Mini-ITX, Micro-ATX, ATX, E-ATX</text:p>
          <text:p text:style-name="P41">Socket CPU : Intel, AMD</text:p>
          <text:p text:style-name="P41">Slots RAM : DDR4, DDR5, nombre, fréquence maximale</text:p>
          <text:p text:style-name="P41">Ports PCI<text:span text:style-name="T17">E</text:span> : x16, x8, x4</text:p>
          <text:p text:style-name="P41">Connectique : USB, HDMI, Ethernet, audio</text:p>
          <text:p text:style-name="P41">Réseau : Ethernet, Wi-Fi intégré</text:p>
          <text:p text:style-name="P41">Fonctionnalités supplémentaires : RGB, overclocking, RAID</text:p>
        </text:list-header>
      </text:list>
      <text:p text:style-name="P42"/>
      <text:p text:style-name="P42"><text:soft-page-break/></text:p>
      <text:p text:style-name="P43">16. Carte réseaux </text:p>
      <text:p text:style-name="P44"><text:span text:style-name="Strong_20_Emphasis"><text:span text:style-name="T18"/></text:span></text:p>
      <text:list text:style-name="L16">
        <text:list-header>
          <text:p text:style-name="P45">Type : Ethernet filaire, Wi-Fi sans fil, Combo Ethernet + Wi-Fi</text:p>
          <text:p text:style-name="P45">Standard / Vitesse : Ethernet 100 Mbps , 1 Gbps , 2,5 Gbps , 10 Gbps . Wi-Fi 5 , Wi-Fi 6 , Wi-Fi 6E</text:p>
          <text:p text:style-name="P45">Connectique : RJ45, antenne interne, antenne externe</text:p>
          <text:p text:style-name="P45">Nombre de ports : 1, 2, 4+ ports</text:p>
          <text:p text:style-name="P45">Type de carte : PCIE interne, USB externe, M.2 pour laptop</text:p>
          <text:p text:style-name="P45">Sécurité / Fonctionnalités : WPA2 ,WPA3 Wi-Fi, VLAN, Wake-on-LAN, Teaming/LACP, PoE</text:p>
          <text:p text:style-name="P45">Usage : Bureautique, Gaming, Streaming, Serveur, Virtualisation</text:p>
        </text:list-header>
      </text:list>
      <text:p text:style-name="P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6:15:07.053493800</meta:creation-date>
    <dc:date>2025-09-10T09:19:09.062324100</dc:date>
    <meta:editing-duration>PT12M30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6" meta:paragraph-count="119" meta:word-count="943" meta:character-count="5315" meta:non-whitespace-character-count="4579"/>
  </office:meta>
</office:document-meta>
</file>